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560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1d560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d664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paragraph-rsid="001e245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1d560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1d560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paragraph-rsid="001e245b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paragraph-rsid="001d664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paragraph-rsid="001edbf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paragraph-rsid="0020300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paragraph-rsid="00217732" style:font-size-asian="8.75pt" style:font-weight-asian="normal" style:font-size-complex="10pt" style:font-weight-complex="normal"/>
    </style:style>
    <style:style style:name="T1" style:family="text">
      <style:text-properties officeooo:rsid="001d5600"/>
    </style:style>
    <style:style style:name="T2" style:family="text">
      <style:text-properties fo:font-size="12pt" officeooo:rsid="001d5600" style:font-size-asian="10.5pt" style:font-size-complex="12pt"/>
    </style:style>
    <style:style style:name="T3" style:family="text">
      <style:text-properties fo:font-size="12pt" officeooo:rsid="001d6644" style:font-size-asian="10.5pt" style:font-size-complex="12pt"/>
    </style:style>
    <style:style style:name="T4" style:family="text">
      <style:text-properties officeooo:rsid="001d6644"/>
    </style:style>
    <style:style style:name="T5" style:family="text">
      <style:text-properties officeooo:rsid="001e245b"/>
    </style:style>
    <style:style style:name="T6" style:family="text">
      <style:text-properties officeooo:rsid="001edbf5"/>
    </style:style>
    <style:style style:name="T7" style:family="text">
      <style:text-properties officeooo:rsid="00203001"/>
    </style:style>
    <style:style style:name="T8" style:family="text">
      <style:text-properties officeooo:rsid="00217732"/>
    </style:style>
    <style:style style:name="T9" style:family="text">
      <style:text-properties officeooo:rsid="00230b78"/>
    </style:style>
    <style:style style:name="T10" style:family="text">
      <style:text-properties officeooo:rsid="002504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CC_SDR Design</text:span></text:p>
      <text:p text:style-name="P2"><text:span text:style-name="T1">Eric Brombaugh </text:span><text:span text:style-name="T10">KC7GXA</text:span></text:p>
      <text:p text:style-name="P2"><text:span text:style-name="T1">Tom King </text:span><text:span text:style-name="T7">KA6SOX</text:span></text:p>
      <text:p text:style-name="P2"><text:span text:style-name="T1"/></text:p>
      <text:p text:style-name="P3"><text:span text:style-name="T1"><text:line-break/></text:span><text:span text:style-name="T2">Design Goals</text:span></text:p>
      <text:p text:style-name="P3"><text:span text:style-name="T2"/></text:p>
      <text:p text:style-name="P9"><text:span text:style-name="T4">1) Direct Conversion LF, MF, HF multi-mode SDR Modem. </text:span><text:span text:style-name="T7">(150khz-30mhz)</text:span></text:p>
      <text:p text:style-name="P9"><text:span text:style-name="T4"/></text:p>
      <text:p text:style-name="P9"><text:span text:style-name="T4">2) VHF and UHF Single Conversion SDR Modem. </text:span><text:span text:style-name="T7">(50mhz-450mhz)</text:span></text:p>
      <text:p text:style-name="P9"><text:span text:style-name="T4"/></text:p>
      <text:p text:style-name="P9"><text:span text:style-name="T4">3) <text:s/></text:span><text:span text:style-name="T10">Internet Connected </text:span><text:span text:style-name="T4"><text:s/>SDR receiver</text:span><text:span text:style-name="T10">(Transmitter)</text:span></text:p>
      <text:p text:style-name="P9"><text:span text:style-name="T4"/></text:p>
      <text:p text:style-name="P9"><text:span text:style-name="T4">4) <text:s/>Ham Bands focus </text:span><text:span text:style-name="T7">(160m-70cm)</text:span></text:p>
      <text:p text:style-name="P9"><text:span text:style-name="T4"/></text:p>
      <text:p text:style-name="P9"><text:span text:style-name="T4">5) <text:s/>O</text:span><text:span text:style-name="T10">pen </text:span><text:span text:style-name="T4">S</text:span><text:span text:style-name="T10">ource </text:span><text:span text:style-name="T4">H</text:span><text:span text:style-name="T10">ardware</text:span></text:p>
      <text:p text:style-name="P9"><text:span text:style-name="T4"/></text:p>
      <text:p text:style-name="P9"><text:span text:style-name="T4">6) <text:s/>Low Cost</text:span></text:p>
      <text:p text:style-name="P9"><text:span text:style-name="T4"/></text:p>
      <text:p text:style-name="P10"><text:span text:style-name="T6">7) <text:s/></text:span><text:span text:style-name="T9">0</text:span><text:span text:style-name="T6">.2uV RX, +10dbm TX</text:span></text:p>
      <text:p text:style-name="P10"><text:span text:style-name="T6"/></text:p>
      <text:p text:style-name="P10"><text:span text:style-name="T6">8) <text:s/>Simplex, Half-Duplex or Full Duplex </text:span><text:span text:style-name="T10">(including split band for Satellite work)</text:span></text:p>
      <text:p text:style-name="P4"><text:span text:style-name="T3"/></text:p>
      <text:p text:style-name="P6"><text:span text:style-name="T2">HARDWARE</text:span></text:p>
      <text:p text:style-name="P6"><text:span text:style-name="T2"/></text:p>
      <text:p text:style-name="P3"><text:span text:style-name="T2">Block Diagramme</text:span></text:p>
      <text:p text:style-name="P3"><text:span text:style-name="T2"/></text:p>
      <text:p text:style-name="P3"><text:span text:style-name="T2">Digital Section</text:span></text:p>
      <text:p text:style-name="P3"><text:span text:style-name="T2"/></text:p>
      <text:p text:style-name="P3"><text:span text:style-name="T2">Analogue Section</text:span></text:p>
      <text:p text:style-name="P3"><text:span text:style-name="T2"/></text:p>
      <text:p text:style-name="P8"><text:span text:style-name="T5">Receiver</text:span></text:p>
      <text:p text:style-name="P8"><text:span text:style-name="T5"/></text:p>
      <text:p text:style-name="P11"><text:span text:style-name="T7">Switch/RX SMA</text:span></text:p>
      <text:p text:style-name="P11"><text:span text:style-name="T7"/></text:p>
      <text:p text:style-name="P11"><text:span text:style-name="T7">Preamp</text:span></text:p>
      <text:p text:style-name="P11"><text:span text:style-name="T7"/></text:p>
      <text:p text:style-name="P11"><text:span text:style-name="T7">HF path: bypass switches, to 9865 rx transformer </text:span></text:p>
      <text:p text:style-name="P11"><text:span text:style-name="T7"/></text:p>
      <text:p text:style-name="P11"><text:span text:style-name="T7">VHF/UHF path: Switch, </text:span><text:span text:style-name="T8">RX </text:span><text:span text:style-name="T7">Mixer, IF Amp, Switch to 9865 rx transformer.</text:span></text:p>
      <text:p text:style-name="P8"><text:span text:style-name="T5"/></text:p>
      <text:p text:style-name="P8"><text:span text:style-name="T5">Transmitter</text:span></text:p>
      <text:p text:style-name="P8"><text:span text:style-name="T5"/></text:p>
      <text:p text:style-name="P11"><text:span text:style-name="T7">HF Path: <text:s/>9865 TX transformer bypass swtiches to TX Amp, </text:span><text:span text:style-name="T8">TX/RX switch TX(rx) SMA</text:span></text:p>
      <text:p text:style-name="P11"><text:span text:style-name="T7"/></text:p>
      <text:p text:style-name="P12"><text:span text:style-name="T7">VHF/UHF path: <text:s text:c="2"/>9865 TX transformer, </text:span><text:span text:style-name="T8">switch to TX mixer, Post amp with HPF, switch to TX Amp, TX/RX switch, TX(rx) SMA</text:span></text:p>
      <text:p text:style-name="P8"><text:span text:style-name="T5"/></text:p>
      <text:p text:style-name="P8"><text:span text:style-name="T5">L</text:span><text:span text:style-name="T8">ocal Oscillator</text:span><text:span text:style-name="T5">s</text:span></text:p>
      <text:p text:style-name="P8"><text:span text:style-name="T5"/></text:p>
      <text:p text:style-name="P12"><text:span text:style-name="T8">Only used for VHF/UHF, 35-500mhz <text:s/>Single for Simplex only operation, 2 for Duplex/Split Band operation.</text:span></text:p>
      <text:p text:style-name="P5"><text:span text:style-name="T2"/></text:p>
      <text:p text:style-name="P6"><text:span text:style-name="T2">SOFTWARE</text:span></text:p>
      <text:p text:style-name="P6"><text:soft-page-break/><text:span text:style-name="T2"/></text:p>
      <text:p text:style-name="P7"><text:span text:style-name="T2">Control</text:span></text:p>
      <text:p text:style-name="P7"><text:span text:style-name="T2"/></text:p>
      <text:p text:style-name="P7"><text:span text:style-name="T2">FPGA</text:span></text:p>
      <text:p text:style-name="P7"><text:span text:style-name="T2"/></text:p>
      <text:p text:style-name="P7"><text:span text:style-name="T2">Data/Audio</text:span></text:p>
      <text:p text:style-name="P7"><text:span text:style-name="T2"/></text:p>
      <text:p text:style-name="P6"><text:span text:style-name="T2">REFERENCE DOCU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4-01-01T21:13:07</meta:creation-date>
    <dc:date>2014-01-03T16:52:12</dc:date>
    <dc:creator>tom king</dc:creator>
    <meta:editing-duration>P1DT19H33M56S</meta:editing-duration>
    <meta:editing-cycles>5</meta:editing-cycles>
    <meta:generator>LibreOffice/4.0.3.3$MacOSX_x86 LibreOffice_project/0eaa50a932c8f2199a615e1eb30f7ac74279539</meta:generator>
    <meta:document-statistic meta:table-count="0" meta:image-count="0" meta:object-count="0" meta:page-count="2" meta:paragraph-count="31" meta:word-count="153" meta:character-count="986" meta:non-whitespace-character-count="851"/>
  </office:meta>
</office:document-meta>
</file>